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3.4375in" fo:margin-left="1.7521in" table:align="left" style:shadow="none"/>
    </style:style>
    <style:style style:name="Tabela1.A" style:family="table-column">
      <style:table-column-properties style:column-width="0.9375in"/>
    </style:style>
    <style:style style:name="Tabela1.B" style:family="table-column">
      <style:table-column-properties style:column-width="1.0729in"/>
    </style:style>
    <style:style style:name="Tabela1.C" style:family="table-column">
      <style:table-column-properties style:column-width="1.4271in"/>
    </style:style>
    <style:style style:name="Tabela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382in" fo:border="0.05pt solid #000000">
        <style:background-image/>
      </style:table-cell-properties>
    </style:style>
    <style:style style:name="Tabe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1.18" style:family="table-row">
      <style:table-row-properties style:min-row-height="0.2611in"/>
    </style:style>
    <style:style style:name="P1" style:family="paragraph" style:parent-style-name="Standard">
      <style:paragraph-properties fo:line-height="150%" fo:text-align="justify" style:justify-single-word="false"/>
      <style:text-properties style:font-name="Verdana" fo:font-size="12pt" officeooo:rsid="0017229f" style:font-name-asian="DejaVu Sans Mono" style:font-size-asian="12pt" style:font-name-complex="FreeSans2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Verdana" fo:font-size="12pt" officeooo:rsid="0017229f" officeooo:paragraph-rsid="001b0309" style:font-name-asian="DejaVu Sans Mono" style:font-size-asian="12pt" style:font-name-complex="FreeSans2" style:font-size-complex="12pt"/>
    </style:style>
    <style:style style:name="P3" style:family="paragraph" style:parent-style-name="Preformatted_20_Text">
      <style:paragraph-properties fo:line-height="150%" fo:text-align="start" style:justify-single-word="false"/>
      <style:text-properties style:font-name="Verdana" fo:font-size="12pt" officeooo:rsid="00160ba0" officeooo:paragraph-rsid="00160ba0" style:font-size-asian="12pt" style:font-size-complex="12pt"/>
    </style:style>
    <style:style style:name="P4" style:family="paragraph" style:parent-style-name="Preformatted_20_Text" style:list-style-name="L3">
      <style:paragraph-properties fo:line-height="150%" fo:text-align="start" style:justify-single-word="false"/>
      <style:text-properties style:font-name="Verdana" fo:font-size="12pt" officeooo:rsid="00160ba0" officeooo:paragraph-rsid="00160ba0" style:font-size-asian="12pt" style:font-size-complex="12pt"/>
    </style:style>
    <style:style style:name="P5" style:family="paragraph" style:parent-style-name="Preformatted_20_Text" style:list-style-name="L3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6" style:family="paragraph" style:parent-style-name="Preformatted_20_Text" style:list-style-name="L4">
      <style:paragraph-properties fo:line-height="150%" fo:text-align="start" style:justify-single-word="false"/>
      <style:text-properties style:font-name="Verdana" fo:font-size="12pt" officeooo:rsid="00160ba0" officeooo:paragraph-rsid="00160ba0" style:font-size-asian="12pt" style:font-size-complex="12pt"/>
    </style:style>
    <style:style style:name="P7" style:family="paragraph" style:parent-style-name="Preformatted_20_Text" style:list-style-name="L4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8" style:family="paragraph" style:parent-style-name="Preformatted_20_Text" style:list-style-name="L5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9" style:family="paragraph" style:parent-style-name="Preformatted_20_Text" style:list-style-name="L6">
      <style:paragraph-properties fo:line-height="150%" fo:text-align="start" style:justify-single-word="false"/>
      <style:text-properties style:font-name="Verdana" fo:font-size="12pt" officeooo:rsid="00160ba0" officeooo:paragraph-rsid="0017229f" style:font-size-asian="12pt" style:font-size-complex="12pt"/>
    </style:style>
    <style:style style:name="P10" style:family="paragraph" style:parent-style-name="Preformatted_20_Text">
      <style:paragraph-properties fo:line-height="150%" fo:text-align="center" style:justify-single-word="false"/>
      <style:text-properties style:font-name="Verdana" fo:font-size="12pt" officeooo:rsid="001b0309" officeooo:paragraph-rsid="001b5659" style:font-size-asian="12pt" style:font-size-complex="12pt"/>
    </style:style>
    <style:style style:name="P11" style:family="paragraph" style:parent-style-name="Preformatted_20_Text">
      <style:paragraph-properties fo:line-height="150%" fo:text-align="start" style:justify-single-word="false"/>
      <style:text-properties style:font-name="Verdana" fo:font-size="12pt" officeooo:rsid="001b5659" officeooo:paragraph-rsid="001b5659" style:font-size-asian="12pt" style:font-size-complex="12pt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Verdana" fo:font-size="12pt" fo:font-weight="normal" officeooo:rsid="0017229f" officeooo:paragraph-rsid="0017229f" style:font-name-asian="DejaVu Sans Mono" style:font-size-asian="12pt" style:font-weight-asian="normal" style:font-name-complex="FreeSans2" style:font-size-complex="12pt" style:font-weight-complex="normal"/>
    </style:style>
    <style:style style:name="P13" style:family="paragraph" style:parent-style-name="Preformatted_20_Text">
      <style:paragraph-properties fo:line-height="150%" fo:text-align="start" style:justify-single-word="false"/>
      <style:text-properties style:font-name="Verdana" fo:font-size="12pt" style:text-underline-style="none" fo:font-weight="normal" officeooo:rsid="0018f042" officeooo:paragraph-rsid="0018f042" style:font-name-asian="DejaVu Sans Mono" style:font-size-asian="12pt" style:font-weight-asian="normal" style:font-name-complex="FreeSans2" style:font-size-complex="12pt" style:font-weight-complex="normal"/>
    </style:style>
    <style:style style:name="P14" style:family="paragraph" style:parent-style-name="Preformatted_20_Text">
      <style:paragraph-properties fo:line-height="150%" fo:text-align="start" style:justify-single-word="false"/>
      <style:text-properties style:font-name="Verdana" fo:font-size="12pt" style:text-underline-style="none" fo:font-weight="normal" officeooo:rsid="0018f042" officeooo:paragraph-rsid="0017229f" style:font-name-asian="DejaVu Sans Mono" style:font-size-asian="12pt" style:font-weight-asian="normal" style:font-name-complex="FreeSans2" style:font-size-complex="12pt" style:font-weight-complex="normal"/>
    </style:style>
    <style:style style:name="P15" style:family="paragraph" style:parent-style-name="Preformatted_20_Text">
      <style:paragraph-properties fo:line-height="150%" fo:text-align="start" style:justify-single-word="false"/>
      <style:text-properties style:font-name="Verdana" fo:font-size="12pt" style:text-underline-style="none" fo:font-weight="normal" officeooo:rsid="001a6dbf" officeooo:paragraph-rsid="001a6dbf" style:font-name-asian="DejaVu Sans Mono" style:font-size-asian="12pt" style:font-weight-asian="normal" style:font-name-complex="FreeSans2" style:font-size-complex="12pt" style:font-weight-complex="normal"/>
    </style:style>
    <style:style style:name="P16" style:family="paragraph" style:parent-style-name="Preformatted_20_Text">
      <style:paragraph-properties fo:line-height="150%" fo:text-align="start" style:justify-single-word="false"/>
      <style:text-properties style:font-name="Verdana" fo:font-size="12pt" officeooo:rsid="0017229f" officeooo:paragraph-rsid="001b0309" style:font-name-asian="DejaVu Sans Mono" style:font-size-asian="12pt" style:font-name-complex="FreeSans2" style:font-size-complex="12pt"/>
    </style:style>
    <style:style style:name="P17" style:family="paragraph" style:parent-style-name="Preformatted_20_Text">
      <style:paragraph-properties fo:line-height="150%"/>
      <style:text-properties style:font-name="Verdana" fo:font-size="14pt" style:text-underline-style="solid" style:text-underline-width="auto" style:text-underline-color="font-color" fo:font-weight="bold" officeooo:rsid="0017229f" officeooo:paragraph-rsid="0017229f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line-height="150%" fo:text-align="start" style:justify-single-word="false"/>
      <style:text-properties style:font-name="Verdana" fo:font-size="14pt" style:text-underline-style="solid" style:text-underline-width="auto" style:text-underline-color="font-color" fo:font-weight="bold" officeooo:rsid="0018f042" officeooo:paragraph-rsid="0018f042" style:font-size-asian="16pt" style:font-weight-asian="bold" style:font-size-complex="16pt" style:font-weight-complex="bold"/>
    </style:style>
    <style:style style:name="P19" style:family="paragraph" style:parent-style-name="Preformatted_20_Text">
      <style:paragraph-properties fo:line-height="150%" fo:text-align="start" style:justify-single-word="false"/>
      <style:text-properties style:font-name="Verdana" fo:font-size="14pt" style:text-underline-style="solid" style:text-underline-width="auto" style:text-underline-color="font-color" fo:font-weight="bold" officeooo:rsid="0017229f" officeooo:paragraph-rsid="001b0309" style:font-name-asian="DejaVu Sans Mono" style:font-size-asian="14pt" style:font-weight-asian="bold" style:font-name-complex="FreeSans2" style:font-size-complex="14pt" style:font-weight-complex="bold"/>
    </style:style>
    <style:style style:name="P20" style:family="paragraph" style:parent-style-name="Preformatted_20_Text">
      <style:paragraph-properties fo:line-height="150%" fo:text-align="center" style:justify-single-word="false"/>
      <style:text-properties style:font-name="Verdana" fo:font-size="20pt" fo:font-weight="bold" officeooo:rsid="0017229f" officeooo:paragraph-rsid="0017229f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2pt" officeooo:rsid="001b5659" officeooo:paragraph-rsid="001b5659" style:font-name-asian="DejaVu Sans Mono" style:font-size-asian="12pt" style:font-name-complex="FreeSans2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2pt" style:font-name-asian="DejaVu Sans Mono" style:font-size-asian="12pt" style:font-name-complex="FreeSans2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2pt" officeooo:rsid="001d440a" officeooo:paragraph-rsid="001d440a" style:font-name-asian="DejaVu Sans Mono" style:font-size-asian="12pt" style:font-name-complex="FreeSans2" style:font-size-complex="12pt"/>
    </style:style>
    <style:style style:name="T1" style:family="text">
      <style:text-properties officeooo:rsid="001722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229f" style:font-weight-asian="bold" style:font-weight-complex="bold"/>
    </style:style>
    <style:style style:name="T4" style:family="text">
      <style:text-properties officeooo:rsid="0018f0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versi</text:p>
      <text:p text:style-name="P15">Zespół:</text:p>
      <text:p text:style-name="P15">Dominika Bodzon</text:p>
      <text:p text:style-name="P15">Michał Szewczak</text:p>
      <text:p text:style-name="P15">Emilia Szymańska</text:p>
      <text:p text:style-name="P14"/>
      <text:p text:style-name="P18">Opis projektu</text:p>
      <text:p text:style-name="P13">Reversi jest to gra planszowa rozgrywana na planszy o wymiarach 8x8. W rozgrywce bierze udział dwóch graczy, którzy korzystając z pionków jednego koloru (bialego lub czarnego) zapełniają ową planszę. Celem gry jest wypełnienie planszy jak największą liczbą własnych pionków.</text:p>
      <text:p text:style-name="P13"/>
      <text:p text:style-name="P18">Algorytm</text:p>
      <text:p text:style-name="P12">Zaimplementowany został algorytm Principal Variation Split, który jest zrównolegloną wersją Alpha-Beta pruningu. Komunikacja między procesorami odbywa sie w dwóch miejscach – w samym PVSplicie, w momencie rozesłania węzłów do obliczeń dla procesorów oraz między liczącymi procesorami podczas chodzenia po drzewie – nieblokująca aktualizacja parametru alpha.</text:p>
      <text:p text:style-name="P12"/>
      <text:p text:style-name="P17">Heurystyki</text:p>
      <text:p text:style-name="P3"><text:span text:style-name="T4">Wykorzystaliśmy h</text:span>eurystyki na podstawie:</text:p>
      <text:list xml:id="list210977983281543276" text:style-name="L3">
        <text:list-item>
          <text:p text:style-name="P4"><text:span text:style-name="T2">WYNIKU</text:span><text:line-break/>Liczy aktualną ilość <text:span text:style-name="T1">pól zajętych przez gracza</text:span>.</text:p>
        </text:list-item>
        <text:list-item>
          <text:p text:style-name="P4"><text:span text:style-name="T2">MOBILNOŚCI</text:span><text:line-break/>Liczy:</text:p>
        </text:list-item>
      </text:list>
      <text:list xml:id="list7512435386515238797" text:style-name="L4">
        <text:list-item>
          <text:list>
            <text:list-item>
              <text:p text:style-name="P6">ilość dostępnych ruchów gracza,</text:p>
            </text:list-item>
            <text:list-item>
              <text:p text:style-name="P7">ilość potencjalnych ruchów <text:span text:style-name="T1">gracza,</text:span></text:p>
            </text:list-item>
            <text:list-item>
              <text:p text:style-name="P7"><text:span text:style-name="T1">ilość potencjalnych ruchów przeciwnika.</text:span></text:p>
            </text:list-item>
          </text:list>
        </text:list-item>
      </text:list>
      <text:list xml:id="list124502354114526" text:continue-list="list210977983281543276" text:style-name="L3">
        <text:list-item>
          <text:p text:style-name="P5"><text:span text:style-name="T3">MOBILNOŚCI I ROGÓW</text:span><text:span text:style-name="T1"><text:line-break/></text:span><text:soft-page-break/><text:span text:style-name="T1">Liczy mobilność z dużymi wagami dla pól w rogach.</text:span></text:p>
        </text:list-item>
        <text:list-item>
          <text:p text:style-name="P5"><text:span text:style-name="T3">MOBILNOŚCI, ROGÓW I BOKÓW</text:span><text:span text:style-name="T1"><text:line-break/>Do powyższej heurystyki dodawana jest ilość pól przy krawędziach zajętych przez gracza, a odejmowana ilość tychże zajętych przez przeciwnika.</text:span></text:p>
        </text:list-item>
        <text:list-item>
          <text:p text:style-name="P5"><text:span text:style-name="T3">MOBILNOŚCI, ROGÓW, BOKÓW I STABILNOŚCI</text:span><text:span text:style-name="T1"><text:line-break/>Do powyższej heurystyki dodawana jest ilość pól stabilnych należących do gracza, a odejmowana ilość tychże zajętych przez przeciwnika.<text:line-break/>Pole zajęte przez gracza jest stabilny, gdy:</text:span></text:p>
        </text:list-item>
      </text:list>
      <text:list xml:id="list1404731123947954537" text:style-name="L5">
        <text:list-item>
          <text:list>
            <text:list-item>
              <text:p text:style-name="P8"><text:span text:style-name="T1">leży w jednym z rogów,</text:span></text:p>
            </text:list-item>
            <text:list-item>
              <text:p text:style-name="P8"><text:span text:style-name="T1">leży w wierszu lub kolumnie pól zajętych przez tego samego gracza, które kończą się w co najmniej jednym rogu.</text:span></text:p>
            </text:list-item>
          </text:list>
        </text:list-item>
      </text:list>
      <text:list xml:id="list124501016129876" text:continue-list="list124502354114526" text:style-name="L3">
        <text:list-item>
          <text:p text:style-name="P5"><text:span text:style-name="T3">MOBILNOŚCI, ROGÓW, BOKÓW I STABILNOŚCI zależne od czasu</text:span><text:span text:style-name="T1"><text:line-break/>Działa podobnie jak powyższa heurystyka, jedynie częściom zależnym od mobilności gracza I stabilności pól nadane zostały wagi zależne od zaawanowania gry. Wagi są następujące:</text:span></text:p>
        </text:list-item>
      </text:list>
      <text:list xml:id="list6122397458972698000" text:style-name="L6">
        <text:list-item>
          <text:list>
            <text:list-item>
              <text:p text:style-name="P9"><text:span text:style-name="T1">przed 20 turą: mobilność 1.5, stabilność 0.5</text:span></text:p>
            </text:list-item>
            <text:list-item>
              <text:p text:style-name="P9"><text:span text:style-name="T1">po 20 turze, przed 40 turą: mobilność 1, stabilność 1</text:span></text:p>
            </text:list-item>
            <text:list-item>
              <text:p text:style-name="P9"><text:span text:style-name="T1">po 40 turze, przed 60 turą: mobilnosć 0.5, stabilność 1.5</text:span><text:line-break/></text:p>
            </text:list-item>
          </text:list>
        </text:list-item>
      </text:list>
      <text:p text:style-name="P19">Wyniki</text:p>
      <text:p text:style-name="P11">Dla rekurencji ograniczonej do poziomu 6 wyniki rozgrywek pomiędzy dwoma komputerowymi graczami dla różnych heurystyk wyglądają nastepując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1">BIAŁE</text:p>
          </table:table-cell>
          <table:table-cell table:style-name="Tabela1.A1" office:value-type="string">
            <text:p text:style-name="P21">CZARNE</text:p>
          </table:table-cell>
          <table:table-cell table:style-name="Tabela1.C1" office:value-type="string">
            <text:p text:style-name="P21">ZWYCIĘSCA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1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2</text:p>
          </table:table-cell>
          <table:table-cell table:style-name="Tabela1.C2" office:value-type="string">
            <text:p text:style-name="P21">CZARN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3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1">CZARNE</text:p>
          </table:table-cell>
        </table:table-row>
        <table:table-row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1">BIAŁE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2</text:p>
          </table:table-cell>
          <table:table-cell table:style-name="Tabela1.C2" office:value-type="string">
            <text:p text:style-name="P21">CZARNE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3</text:p>
          </table:table-cell>
          <table:table-cell table:style-name="Tabela1.C2" office:value-type="string">
            <text:p text:style-name="P21">CZARNE</text:p>
          </table:table-cell>
        </table:table-row>
        <text:soft-page-break/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3">BIAŁE</text:p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3</text:p>
          </table:table-cell>
          <table:table-cell table:style-name="Tabela1.C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1">4</text:p>
          </table:table-cell>
          <table:table-cell table:style-name="Tabela1.A2" office:value-type="string">
            <text:p text:style-name="P21">4</text:p>
          </table:table-cell>
          <table:table-cell table:style-name="Tabela1.C2" office:value-type="string">
            <text:p text:style-name="P22"/>
          </table:table-cell>
        </table:table-row>
        <table:table-row table:style-name="Tabela1.18">
          <table:table-cell table:style-name="Tabela1.A2" office:value-type="string">
            <text:p text:style-name="P21">4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2"/>
          </table:table-cell>
        </table:table-row>
        <table:table-row table:style-name="Tabela1.18">
          <table:table-cell table:style-name="Tabela1.A2" office:value-type="string">
            <text:p text:style-name="P21">4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2"/>
          </table:table-cell>
        </table:table-row>
        <table:table-row table:style-name="Tabela1.18">
          <table:table-cell table:style-name="Tabela1.A2" office:value-type="string">
            <text:p text:style-name="P21">5</text:p>
          </table:table-cell>
          <table:table-cell table:style-name="Tabela1.A2" office:value-type="string">
            <text:p text:style-name="P21">5</text:p>
          </table:table-cell>
          <table:table-cell table:style-name="Tabela1.C2" office:value-type="string">
            <text:p text:style-name="P22"/>
          </table:table-cell>
        </table:table-row>
        <table:table-row table:style-name="Tabela1.18">
          <table:table-cell table:style-name="Tabela1.A2" office:value-type="string">
            <text:p text:style-name="P21">5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2"/>
          </table:table-cell>
        </table:table-row>
        <table:table-row table:style-name="Tabela1.18">
          <table:table-cell table:style-name="Tabela1.A2" office:value-type="string">
            <text:p text:style-name="P21">6</text:p>
          </table:table-cell>
          <table:table-cell table:style-name="Tabela1.A2" office:value-type="string">
            <text:p text:style-name="P21">6</text:p>
          </table:table-cell>
          <table:table-cell table:style-name="Tabela1.C2" office:value-type="string">
            <text:p text:style-name="P22"/>
          </table:table-cell>
        </table:table-row>
      </table:table>
      <text:p text:style-name="P10"/>
      <text:p text:style-name="P19">Wnioski</text:p>
      <text:p text:style-name="P2">Porównanie czasów obliczeń dla różnej liczby procesorów wykazało, iż zrównoleglenie nie daje speed-upu, gdyż dla większej liczby procesorów algorytm wykonuje się wolniej. </text:p>
      <text:p text:style-name="P1">Okazało się, że tak częste przesyłanie wiadomości między procesorami generuje zbyt duży narzut czasowy. Algorytm PVSplit najlepiej działa dla klastrów z shared memory, gdzie problem ten nie występuj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dc:date>2014-06-04T12:45:00.707179539</dc:date>
    <dc:creator>245518 </dc:creator>
    <meta:editing-duration>PT24M16S</meta:editing-duration>
    <meta:editing-cycles>5</meta:editing-cycles>
    <meta:document-statistic meta:table-count="1" meta:image-count="0" meta:object-count="0" meta:page-count="3" meta:paragraph-count="84" meta:word-count="405" meta:character-count="2563" meta:non-whitespace-character-count="2252"/>
  </office:meta>
</office:document-meta>
</file>